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e059" officeooo:paragraph-rsid="0004e059" style:font-size-asian="14pt" style:font-size-complex="16pt"/>
    </style:style>
    <style:style style:name="P3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044788" officeooo:paragraph-rsid="00044788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9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10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11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12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13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14" style:family="paragraph" style:parent-style-name="Preformatted_20_Text">
      <style:text-properties officeooo:paragraph-rsid="000c63cc"/>
    </style:style>
    <style:style style:name="P15" style:family="paragraph" style:parent-style-name="Preformatted_20_Text">
      <style:text-properties officeooo:rsid="000dc95a" officeooo:paragraph-rsid="000dc95a"/>
    </style:style>
    <style:style style:name="P16" style:family="paragraph" style:parent-style-name="Preformatted_20_Text">
      <style:text-properties officeooo:rsid="000e4b39" officeooo:paragraph-rsid="000e4b39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fb9c"/>
    </style:style>
    <style:style style:name="T4" style:family="text">
      <style:text-properties officeooo:rsid="0005e4d2"/>
    </style:style>
    <style:style style:name="T5" style:family="text">
      <style:text-properties officeooo:rsid="000a65d4"/>
    </style:style>
    <style:style style:name="T6" style:family="text">
      <style:text-properties officeooo:rsid="000d61f6"/>
    </style:style>
    <style:style style:name="T7" style:family="text">
      <style:text-properties style:font-name="ariel" fo:font-size="16pt" style:font-size-asian="14pt" style:font-size-complex="16pt"/>
    </style:style>
    <style:style style:name="T8" style:family="text">
      <style:text-properties style:font-name="ariel" fo:font-size="16pt" officeooo:rsid="000c63cc" style:font-size-asian="14pt" style:font-size-complex="16pt"/>
    </style:style>
    <style:style style:name="T9" style:family="text">
      <style:text-properties style:font-name="ariel" fo:font-size="16pt" officeooo:rsid="000d61f6" style:font-size-asian="14pt" style:font-size-complex="16pt"/>
    </style:style>
    <style:style style:name="T10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</text:p>
      <text:p text:style-name="P1"/>
      <text:p text:style-name="P2"><text:span text:style-name="T2">Computer</text:span> <text:span text:style-name="T2">Network</text:span></text:p>
      <text:p text:style-name="P1">*<text:span text:style-name="T1">CN</text:span> <text:span text:style-name="T1">são nodes conectados por links</text:span></text:p>
      <text:p text:style-name="P1">*<text:span text:style-name="T1">Um node pode ser um computador, printer ou qualquer dispositivo capaz de receber/enviar dados para outros nodes da network</text:span></text:p>
      <text:p text:style-name="P1">*<text:span text:style-name="T3">Comunications links podem ser com fios ou sem fios</text:span></text:p>
      <text:p text:style-name="P1">*<text:span text:style-name="T3">O link é que carrega as informações</text:span></text:p>
      <text:p text:style-name="P1">*<text:span text:style-name="T4">Computer Network é comumente utilizado para o compartilhamento de recursos</text:span></text:p>
      <text:p text:style-name="P1"/>
      <text:p text:style-name="P9">Caracteristicas Basicas do Computer Network</text:p>
      <text:p text:style-name="P5">*Fault Tolerance</text:p>
      <text:p text:style-name="P5">*Scalability</text:p>
      <text:p text:style-name="P5">*Quality of Service (QoS)</text:p>
      <text:p text:style-name="P5">*Secutiry</text:p>
      <text:p text:style-name="P5"/>
      <text:p text:style-name="P10">Fault Tolerance</text:p>
      <text:p text:style-name="P6">*Habilidade de continuar funcionando mesmo apois erros acontecerem</text:p>
      <text:p text:style-name="P6">*<text:span text:style-name="T5">Garantir que nenhum service sera perdido</text:span></text:p>
      <text:p text:style-name="P11">Scalability</text:p>
      <text:p text:style-name="P7">*Crescer dependendo da necessidade</text:p>
      <text:p text:style-name="P7">*Ter uma boa performace após crescer</text:p>
      <text:p text:style-name="P12">Quality of Service(QoS)</text:p>
      <text:p text:style-name="P8">*Definir as prioridades</text:p>
      <text:p text:style-name="P14"><text:span text:style-name="T8">*</text:span><text:span text:style-name="T10">Gerenciar</text:span><text:span text:style-name="T8"> o trafico de data para reduzir data loss, dalay… etc</text:span></text:p>
      <text:p text:style-name="P13"><text:span text:style-name="T8">S</text:span><text:span text:style-name="T7">ecutiry</text:span></text:p>
      <text:p text:style-name="P15"><text:span text:style-name="T7">A habilidade de previnir</text:span></text:p>
      <text:p text:style-name="P15"><text:span text:style-name="T7">*Acesso não autirizado</text:span></text:p>
      <text:p text:style-name="P15"><text:span text:style-name="T7">*Mau Uso</text:span></text:p>
      <text:p text:style-name="P15"><text:span text:style-name="T7">*Falsificação</text:span></text:p>
      <text:p text:style-name="P16"><text:span text:style-name="T7">A habilidade de prover:</text:span></text:p>
      <text:p text:style-name="P16"><text:span text:style-name="T7">*Confiabilidade</text:span></text:p>
      <text:p text:style-name="P16"><text:span text:style-name="T7">*Integridade</text:span></text:p>
      <text:p text:style-name="P16"><text:span text:style-name="T7">*Disponibi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2T17:20:24.288795941</dc:date>
    <meta:editing-duration>PT38M5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29" meta:character-count="900" meta:non-whitespace-character-count="801"/>
  </office:meta>
</office:document-meta>
</file>